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1c8e" officeooo:paragraph-rsid="00041c8e"/>
    </style:style>
    <style:style style:name="P2" style:family="paragraph" style:parent-style-name="Standard">
      <style:paragraph-properties fo:text-align="center" style:justify-single-word="false"/>
      <style:text-properties officeooo:rsid="00041c8e" officeooo:paragraph-rsid="00041c8e"/>
    </style:style>
    <style:style style:name="P3" style:family="paragraph" style:parent-style-name="Standard">
      <style:paragraph-properties fo:text-align="justify" style:justify-single-word="false"/>
      <style:text-properties officeooo:rsid="00048318" officeooo:paragraph-rsid="00048318"/>
    </style:style>
    <style:style style:name="P4" style:family="paragraph" style:parent-style-name="Standard">
      <style:paragraph-properties fo:text-align="justify" style:justify-single-word="false"/>
      <style:text-properties officeooo:rsid="0006b902" officeooo:paragraph-rsid="00048318"/>
    </style:style>
    <style:style style:name="P5" style:family="paragraph" style:parent-style-name="Standard">
      <style:paragraph-properties fo:text-align="justify" style:justify-single-word="false"/>
      <style:text-properties officeooo:rsid="0015d987" officeooo:paragraph-rsid="00048318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48318" officeooo:paragraph-rsid="0004831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3pt" fo:font-weight="bold" officeooo:rsid="00048318" officeooo:paragraph-rsid="00048318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officeooo:rsid="00048318" officeooo:paragraph-rsid="00048318" style:font-size-asian="15pt" style:font-size-complex="15pt"/>
    </style:style>
    <style:style style:name="P9" style:family="paragraph" style:parent-style-name="Standard">
      <style:paragraph-properties fo:text-align="justify" style:justify-single-word="false"/>
      <style:text-properties fo:font-size="15pt" officeooo:rsid="00048318" officeooo:paragraph-rsid="00048318" style:font-size-asian="15pt" style:font-size-complex="15pt"/>
    </style:style>
    <style:style style:name="T1" style:family="text">
      <style:text-properties officeooo:rsid="00048318"/>
    </style:style>
    <style:style style:name="T2" style:family="text">
      <style:text-properties fo:font-size="13pt" officeooo:rsid="0006b902" style:font-size-asian="13pt" style:font-size-complex="13pt"/>
    </style:style>
    <style:style style:name="T3" style:family="text">
      <style:text-properties fo:font-size="13pt" officeooo:rsid="001e2f9a" style:font-size-asian="13pt" style:font-size-complex="13pt"/>
    </style:style>
    <style:style style:name="T4" style:family="text">
      <style:text-properties officeooo:rsid="000a5f9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48318" style:font-weight-asian="bold" style:font-weight-complex="bold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officeooo:rsid="000e476e"/>
    </style:style>
    <style:style style:name="T9" style:family="text">
      <style:text-properties fo:font-size="15pt" fo:font-weight="bold" officeooo:rsid="00048318" style:font-size-asian="15pt" style:font-weight-asian="bold" style:font-size-complex="15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 NIVERSIDADE FEDERAL DE MATO GROSSO</text:p>
      <text:p text:style-name="P2">CAMPUS UNIVERSITÁRIO DO ARAGUAIA</text:p>
      <text:p text:style-name="P2">Instituto de Ciências Exatas e da Terra</text:p>
      <text:p text:style-name="P2">Curso de Bacharelado em Ciência da Computação</text:p>
      <text:p text:style-name="P2"/>
      <text:p text:style-name="P2"/>
      <text:p text:style-name="P1">Disciplina: Estrutura de Dados II</text:p>
      <text:p text:style-name="P1">Professor: Ivairton M. Santos</text:p>
      <text:p text:style-name="P1"/>
      <text:p text:style-name="P1">Miguel Freitas de Lima Junior</text:p>
      <text:p text:style-name="P2">Trabalho 6 – Grafos III</text:p>
      <text:p text:style-name="P2">Aplicação do algoritmo de Dijkstra</text:p>
      <text:p text:style-name="P2"/>
      <text:p text:style-name="P2"/>
      <text:p text:style-name="P8">Entrada 1: USA-road-d.NY.gr</text:p>
      <text:p text:style-name="P9"/>
      <text:p text:style-name="P5"><text:span text:style-name="T2">Máquina </text:span><text:span text:style-name="T3">U</text:span><text:span text:style-name="T2">tilizada:</text:span></text:p>
      <text:p text:style-name="P4"><text:tab/><text:tab/>Modelo: <text:s/>Intel(R) Core(TM) i5-6200U CPU @ 2.30GHz.</text:p>
      <text:p text:style-name="P4"><text:tab/><text:tab/>Arquitetura: <text:s/>x86_64.</text:p>
      <text:p text:style-name="P4"><text:tab/><text:tab/>SO: Ubuntu 16.04.5 LTS.</text:p>
      <text:p text:style-name="P4"/>
      <text:p text:style-name="P4"><text:tab/><text:span text:style-name="T9">Tempo de execução: <text:s/>user 31m29.097s</text:span></text:p>
      <text:p text:style-name="P3"/>
      <text:p text:style-name="P3"/>
      <text:p text:style-name="P7">Partindo do vértice 1 até o 16425</text:p>
      <text:p text:style-name="P6">Distância<text:span text:style-name="T8">(</text:span>1227928)</text:p>
      <text:p text:style-name="P3">[16425][16416][16412][16373][16370][16368][16360][16351][16350][16331][16330][9505][9504][8802][8801][8800][8799][8798][8797][8788][8787][8770][8768][8766][8731][8729][8725][8724][8722][8721][8719][8463][8461][8458][8457][8484][8470][8471][8465][8464][8423][8424][8422][8411][8409][8418][8419][8417][8421][8811][9062][9065][9069][9073][9074][9095][9131][9132][9134][9159][9183][9185][9186][9187][9197][9199][9292][9293][9296][9297][9298][9304][9306][9305][9327][9328][9340][9343][9344][9351][9352][9353][9426][9429][9432][9436][9441][9603][9604][9605][9606][9619][9620][9635][9629][9655][9633][9657][9659][9661][9666][9665][9642][9670][9675][9701][9703][9702][9711][9710][9713][9646][9715][9714][9721][9718][9653][9654][9723][9726][9727][9728][9802][9803][9809][9810][9811][9812][9834][10386][10392][10391][10390][10389][10454][9876][9875][9878][9877][9890][9891][9893][9895][9883][9885][9886][9880][9879][9881][11337][11339][11346][11344][11341][11342][11343][11362][11361][9035][11442][11441][11443][11302][11300][11301][11303][11298][11304][11306][11307][11314][11313][11291][11316][11567][11571][11572][11582][11584][11586][11588][11589][11600][11621][11618][11623][11629][11630][11633][11645][11640][11646][11642][11644][11647][11649][11656][11668][11667][11664][11671][11678][11679][11685][11892][11898][11904][11905][11916][11923][11931][11932][11934][12970][13623][13621][13625][13630][13629][13634][13636][13670][13672][13673][13683][13685][13695][13698][13700][13721][13722][13830][13833][13834][13869][13870][13872][14015][14018][14067][14109][14110][14068][14116][14115][14129][14131][14140][14187][14198][14199][14202][14203][14204][14211][14212][14213][14214][24017][24025][24028][25152][34161][187206][187205][187637][187197][187201][187200][187199][187256][186192][132852][132853][132849][132848][132843][132844][132677][132676][132674][132730][132731][132737][132736][132680][132681][132678][132683][132689][132694][132695][132631][132627][132632][132635][132630][132636][248973][248972][248970][248964][248966][248962][248960][248958][248957][248857][248853][248855][248850][248848][248843][248841][248817][248816]<text:soft-page-break/>[248812][248810][248803][248799][248451][248446][248441][248444][248443][248442][248438][248435][248430][248431][248432][248475][248473][248468][248466][248416][248424][248415][244928][244929][248407][244926][244927][240409][240398][240400][240390][240383][240380][240377][240378][240363][240362][240332][239072][240330][240331][240329][240339][240337][240338][240326][240324][240325][240321][240322][241487][240320][240319][241470][241469][241468][240739][240742][240748][240749][240746][240744][240752][240754][240786][240785][240790][240799][240805][240803][240802][240801][240781][240780][240771][240772][240775][240774][240773][240770][240736][240734][240844][240841][240825][240727][240822][240726][240819][240814][240817][240816][240815][240667][240665][240668][240669][240654][240651][240646][240645][240643][240644][240648][240647][240582][240579][240578][240570][240569][240565][240566][240547][240546][240540][240538][240539][240590][240595][240596][240608][240606][240611][240990][240217][240215][240212][240088][240196][240087][240086][240077][240038][240036][240032][240030][240029][240018][240013][240014][240010][240011][240008][240004][240001][239913][239911][239910][239902][239903][239899][239898][239896][239895][239860][239856][239855][239853][239859][239850][239849][239851][239846][239870][239869][239802][239825][239918][239920][239940][239941][239946][240096][240103][240106][240104][240105][240115][240112][240111][239698][239692][239690][239688][239691][239695][242753][242758][242759][242761][242756][242730][242731][242785][242784][242765][263747][242788][242787][242794][243419][243422][243424][243427][243434][243436][243438][243462][243506][243507][243522][243525][243573][243582][243585][243584][243655][243755][243758][243760][243768][243773][243774][243775][243778][243780][243781][244422][244428][244430][244437][244448][244451][244450][244479][244482][244538][244540][244551][244555][244589][244592][244581][244582][244579][244615][258312][258313][258314][258321][258322][258323][258324][259494][259539][259547][259546][259552][259553][259554][259558][259556][259559][259560][259656][259657][259663][259664][259666][259665][259668][259674][259655][259688][259682][259686][4466][4465][4531][4525][4524][4526][4530][4541][4543][4545][4551][4583][4582][4581][4585][4586][4596][4598][4602][108][109][106][111][117][116][118][120][123][125][129][130][290][291][307][308][310][313][319][321][314][316][305][304][152][161][162][503][619][622][631][634][635][638][641][642][646][648][685][686][687][688][696][698][702][741][743][744][746][774][784][789][791][1087][1088][1091][1092][1098][1095][1097][1100][1101][1111][1131][1136][1144][1143][1274][1355][1358][1363][1]<text:span text:style-name="T5">partida</text:span></text:p>
      <text:p text:style-name="P4"/>
      <text:p text:style-name="P4"/>
      <text:p text:style-name="P4"/>
      <text:p text:style-name="P7">Partindo do vértice 1 até o 142387</text:p>
      <text:p text:style-name="P7">Distância1103227)</text:p>
      <text:p text:style-name="P3">[142387][142386][142385][142384][142383][142381][142380][142379][142369][142367][142366][142363][142355][142354][142346][142345][142341][142340][142339][142338][142213][142212][142211][142207][142206][142205][141157][141154][141153][141151][141149][141099][141098][141097][141095][141093][141090][141064][141063][141052][141048][141047][140763][140760][140755][140739][140736][140733][140731][140660][140655][140652][140638][140637][140630][140629][187089][187088][190729][187159][187158][187123][187122][187121][187120][187110][187101][186760][186753][186741][186668][186666][186664][186471][186465][186442][186428][186426][186418][186416][186417][186434][186435][186401][186400][186399][186397][186398][186393][186391][186389][186388][186330][186331][186360][186359][186358][186357][186356][186355][186353][186352][186327][186322][186313][186311][186312][186317][186308][186310][189406][187319][187318][187314][187315][187363][187386][187387][187391][187365][187366][187373][187374][187524][187514][187513][187381][187356][187354][187355][187357]<text:soft-page-break/>[187321][187322][187339][187340][187343][187502][187500][187432][187430][187427][187425][187426][187433][187434][187405][187402][187400][187451][187450][187448][187446][187445][187444][187443][187442][187441][187440][187439][187297][187298][187300][187301][187303][187305][187306][188453][188454][188426][188428][186834][186833][186832][188435][188425][188423][188424][188430][188438][188441][188443][188368][188369][188382][188378][188379][188387][188398][188401][188404][188405][188375][188364][187287][187288][188370][188524][188520][188521][188528][188529][187629][187625][187620][187618][187610][187609][187605][187606][187616][187651][187661][187660][187658][187646][187647][187645][187588][187264][187265][187593][187597][187598][187591][188023][188022][188018][188019][188011][188007][188008][188005][188004][187688][187689][186812][186813][187204][187639][187638][187636][187637][187197][187201][187200][187199][187256][186192][132852][132853][132849][132848][132843][132844][132677][132676][132674][132730][132731][132737][132736][132680][132681][132678][132683][132689][132694][132695][132631][132627][132632][132635][132630][132636][248973][248972][248970][248964][248966][248962][248960][248958][248957][248857][248853][248855][248850][248848][248843][248841][248817][248816][248812][248810][248803][248799][248451][248446][248441][248444][248443][248442][248438][248435][248430][248431][248432][248475][248473][248468][248466][248416][248424][248415][244928][244929][248407][244926][244927][240409][240398][240400][240390][240383][240380][240377][240378][240363][240362][240332][239072][240330][240331][240329][240339][240337][240338][240326][240324][240325][240321][240322][241487][240320][240319][241470][241469][241468][240739][240742][240748][240749][240746][240744][240752][240754][240786][240785][240790][240799][240805][240803][240802][240801][240781][240780][240771][240772][240775][240774][240773][240770][240736][240734][240844][240841][240825][240727][240822][240726][240819][240814][240817][240816][240815][240667][240665][240668][240669][240654][240651][240646][240645][240643][240644][240648][240647][240582][240579][240578][240570][240569][240565][240566][240547][240546][240540][240538][240539][240590][240595][240596][240608][240606][240611][240990][240217][240215][240212][240088][240196][240087][240086][240077][240038][240036][240032][240030][240029][240018][240013][240014][240010][240011][240008][240004][240001][239913][239911][239910][239902][239903][239899][239898][239896][239895][239860][239856][239855][239853][239859][239850][239849][239851][239846][239870][239869][239802][239825][239918][239920][239940][239941][239946][240096][240103][240106][240104][240105][240115][240112][240111][239698][239692][239690][239688][239691][239695][242753][242758][242759][242761][242756][242730][242731][242785][242784][242765][263747][242788][242787][242794][243419][243422][243424][243427][243434][243436][243438][243462][243506][243507][243522][243525][243573][243582][243585][243584][243655][243755][243758][243760][243768][243773][243774][243775][243778][243780][243781][244422][244428][244430][244437][244448][244451][244450][244479][244482][244538][244540][244551][244555][244589][244592][244581][244582][244579][244615][258312][258313][258314][258321][258322][258323][258324][259494][259539][259547][259546][259552][259553][259554][259558][259556][259559][259560][259656][259657][259663][259664][259666][259665][259668][259674][259655][259688][259682][259686][4466][4465][4531][4525][4524][4526][4530][4541][4543][4545][4551][4583][4582][4581][4585][4586][4596][4598][4602][108][109][106][111][117][116][118][120][123][125][129][130][290][291][307][308][310][313][319][321][314][316][305][304][152][161][162][503][619][622][631][634][635][638][641][642][646][648][685][686][687][688][696][698][702][741][743][744][746][774][784][789][791][1087][1088][1091][1092][1098][1095][1097][1100][1101][1111][1131][1136][1144][1143][1274][1355][1358][1363][1]<text:span text:style-name="T5">partida</text:span></text:p>
      <text:p text:style-name="P3"/>
      <text:p text:style-name="P3"/>
      <text:p text:style-name="P3"><text:soft-page-break/></text:p>
      <text:p text:style-name="P3"/>
      <text:p text:style-name="P7">Partindo do vèrtice 1 até o 233963</text:p>
      <text:p text:style-name="P7"><text:span text:style-name="T4">Distância</text:span>(1410611)</text:p>
      <text:p text:style-name="P3">[233963][233944][233943][233940][233932][233930][233931][233935][233937][233933][233934][234005][234006][234007][234009][234011][29860][29851][29863][29867][29868][29869][29879][29880][29881][29882][29907][29891][29903][29905][29959][29995][29996][30008][30011][30009][30010][30003][30005][30004][30034][30036][30033][30038][30039][31940][31941][31942][31947][31958][31973][31972][31967][6529][6528][6527][6531][6533][6537][6540][6580][6584][6583][6590][6644][6645][6647][6651][6681][6682][6683][6702][6754][6756][6759][6775][6776][6777][6779][6784][6783][6817][6818][6836][6828][6834][6858][6844][6851][6863][6857][6865][6867][6870][6871][7709][7711][7715][7716][7690][7704][7706][7707][7834][7836][7837][7841][7842][7760][7860][7861][7864][7867][7766][7868][7872][8012][8013][8010][8005][8016][8017][8014][8018][8019][8021][8036][8059][8064][8071][8074][8076][8145][8151][8355][8367][8368][8386][8387][8405][8406][8407][8401][8398][8400][8402][8404][8421][8811][9062][9065][9069][9073][9074][9095][9131][9132][9134][9159][9183][9185][9186][9187][9197][9199][9292][9293][9296][9297][9298][9304][9306][9305][9327][9328][9340][9343][9344][9351][9352][9353][9426][9429][9432][9436][9441][9603][9604][9605][9606][9619][9620][9635][9629][9655][9633][9657][9659][9661][9666][9665][9642][9670][9675][9701][9703][9702][9711][9710][9713][9646][9715][9714][9721][9718][9653][9654][9723][9726][9727][9728][9802][9803][9809][9810][9811][9812][9834][10386][10392][10391][10390][10389][10454][9876][9875][9878][9877][9890][9891][9893][9895][9883][9885][9886][9880][9879][9881][11337][11339][11346][11344][11341][11342][11343][11362][11361][9035][11442][11441][11443][11302][11300][11301][11303][11298][11304][11306][11307][11314][11313][11291][11316][11567][11571][11572][11582][11584][11586][11588][11589][11600][11621][11618][11623][11629][11630][11633][11645][11640][11646][11642][11644][11647][11649][11656][11668][11667][11664][11671][11678][11679][11685][11892][11898][11904][11905][11916][11923][11931][11932][11934][12970][13623][13621][13625][13630][13629][13634][13636][13670][13672][13673][13683][13685][13695][13698][13700][13721][13722][13830][13833][13834][13869][13870][13872][14015][14018][14067][14109][14110][14068][14116][14115][14129][14131][14140][14187][14198][14199][14202][14203][14204][14211][14212][14213][14214][24017][24025][24028][25152][34161][187206][187205][187637][187197][187201][187200][187199][187256][186192][132852][132853][132849][132848][132843][132844][132677][132676][132674][132730][132731][132737][132736][132680][132681][132678][132683][132689][132694][132695][132631][132627][132632][132635][132630][132636][248973][248972][248970][248964][248966][248962][248960][248958][248957][248857][248853][248855][248850][248848][248843][248841][248817][248816][248812][248810][248803][248799][248451][248446][248441][248444][248443][248442][248438][248435][248430][248431][248432][248475][248473][248468][248466][248416][248424][248415][244928][244929][248407][244926][244927][240409][240398][240400][240390][240383][240380][240377][240378][240363][240362][240332][239072][240330][240331][240329][240339][240337][240338][240326][240324][240325][240321][240322][241487][240320][240319][241470][241469][241468][240739][240742][240748][240749][240746][240744][240752][240754][240786][240785][240790][240799][240805][240803][240802][240801][240781][240780][240771][240772][240775][240774][240773][240770][240736][240734][240844][240841][240825][240727][240822][240726][240819][240814][240817][240816][240815][240667][240665][240668][240669][240654][240651][240646][240645][240643][240644][240648][240647][240582][240579][240578][240570][240569][240565][240566][240547][240546][240540][240538][240539][240590][240595][240596][240608][240606][240611][240990][240217][240215][240212][240088][240196][240087][240086][240077][240038][240036][240032][240030][240029][240018][240013][240014][240010][240011][240008][240004][240001][239913][239911][239910][239902][239903][239899][239898][239896][239895]<text:soft-page-break/>[239860][239856][239855][239853][239859][239850][239849][239851][239846][239870][239869][239802][239825][239918][239920][239940][239941][239946][240096][240103][240106][240104][240105][240115][240112][240111][239698][239692][239690][239688][239691][239695][242753][242758][242759][242761][242756][242730][242731][242785][242784][242765][263747][242788][242787][242794][243419][243422][243424][243427][243434][243436][243438][243462][243506][243507][243522][243525][243573][243582][243585][243584][243655][243755][243758][243760][243768][243773][243774][243775][243778][243780][243781][244422][244428][244430][244437][244448][244451][244450][244479][244482][244538][244540][244551][244555][244589][244592][244581][244582][244579][244615][258312][258313][258314][258321][258322][258323][258324][259494][259539][259547][259546][259552][259553][259554][259558][259556][259559][259560][259656][259657][259663][259664][259666][259665][259668][259674][259655][259688][259682][259686][4466][4465][4531][4525][4524][4526][4530][4541][4543][4545][4551][4583][4582][4581][4585][4586][4596][4598][4602][108][109][106][111][117][116][118][120][123][125][129][130][290][291][307][308][310][313][319][321][314][316][305][304][152][161][162][503][619][622][631][634][635][638][641][642][646][648][685][686][687][688][696][698][702][741][743][744][746][774][784][789][791][1087][1088][1091][1092][1098][1095][1097][1100][1101][1111][1131][1136][1144][1143][1274][1355][1358][1363][1]<text:span text:style-name="T7">partid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22:19:10.918826953</meta:creation-date>
    <dc:date>2018-10-08T23:35:12.264297949</dc:date>
    <meta:editing-duration>PT1H22M3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5" meta:paragraph-count="24" meta:word-count="97" meta:character-count="16002" meta:non-whitespace-character-count="15918"/>
  </office:meta>
</office:document-meta>
</file>